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6A00000065D359CC7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5cm" fo:min-width="0.7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17cm" svg:height="0.933cm" svg:x="1.85cm" svg:y="5.167cm">
          <draw:image xlink:href="Pictures/100002010000056A00000065D359CC75.png" xlink:type="simple" xlink:show="embed" xlink:actuate="onLoad">
            <text:p/>
          </draw:image>
        </draw:frame>
        <draw:custom-shape draw:style-name="gr2" draw:text-style-name="P1" draw:layer="layout" svg:width="1.2cm" svg:height="0.5cm" svg:x="15.8cm" svg:y="5.6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cm" svg:x="15.75cm" svg:y="5.01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6cm" svg:height="0.963cm" svg:x="15.506cm" svg:y="5.431cm">
          <draw:text-box>
            <text:p><text:span text:style-name="T1">FRp</text:span></text:p>
          </draw:text-box>
        </draw:frame>
        <draw:frame draw:style-name="gr3" draw:text-style-name="P2" draw:layer="layout" svg:width="1.76cm" svg:height="0.963cm" svg:x="15.55cm" svg:y="4.85cm">
          <draw:text-box>
            <text:p><text:span text:style-name="T1">FRm</text:span></text:p>
          </draw:text-box>
        </draw:frame>
        <draw:line draw:style-name="gr4" draw:text-style-name="P1" draw:layer="layout" svg:x1="15.7cm" svg:y1="5.163cm" svg:x2="14.65cm" svg:y2="5.463cm">
          <text:p/>
        </draw:line>
        <draw:line draw:style-name="gr4" draw:text-style-name="P1" draw:layer="layout" svg:x1="15.752cm" svg:y1="5.957cm" svg:x2="14.702cm" svg:y2="5.6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4-12-05T10:23:34.185251831</meta:creation-date>
    <dc:date>2014-12-05T10:29:49.171133471</dc:date>
    <dc:creator>Alexander Lenz</dc:creator>
    <meta:editing-duration>PT6M16S</meta:editing-duration>
    <meta:editing-cycles>3</meta:editing-cycles>
    <meta:generator>LibreOffice/4.3.3.2$Linux_x86 LibreOffice_project/430m0$Build-2</meta:generator>
    <meta:document-statistic meta:object-count="7"/>
  </office:meta>
</office:document-meta>
</file>